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8000000568B14D9DB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fill="solid" draw:fill-color="#aecf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83caff" draw:fill-image-width="0cm" draw:fill-image-height="0cm" draw:textarea-horizontal-align="justify" draw:textarea-vertical-align="middle" draw:auto-grow-height="false"/>
    </style:style>
    <style:style style:name="gr3" style:family="graphic" style:parent-style-name="standard">
      <style:graphic-properties draw:fill-color="#aecf00" draw:fill-image-width="0cm" draw:fill-image-height="0cm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83caff" draw:fill-image-width="0cm" draw:fill-image-height="0cm" draw:textarea-horizontal-align="justify" draw:textarea-vertical-align="middle" draw:auto-grow-height="false"/>
    </style:style>
    <style:style style:name="gr5" style:family="graphic">
      <style:graphic-properties draw:fill="solid" draw:fill-color="#83caff" draw:fill-image-width="0cm" draw:fill-image-height="0cm" draw:textarea-horizontal-align="justify" draw:textarea-vertical-align="middle" draw:auto-grow-height="false"/>
    </style:style>
    <style:style style:name="gr6" style:family="graphic">
      <style:graphic-properties draw:fill-color="#aecf00" draw:fill-image-width="0cm" draw:fill-image-height="0cm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8.675cm" svg:x="1.001cm" svg:y="1.125cm">
          <draw:image xlink:href="Pictures/100002010000058000000568B14D9DB9.png" xlink:type="simple" xlink:show="embed" xlink:actuate="onLoad">
            <text:p/>
          </draw:image>
        </draw:frame>
        <draw:custom-shape draw:style-name="gr2" draw:text-style-name="P1" draw:layer="layout" svg:width="1.9cm" svg:height="1.7cm" svg:x="15.4cm" svg:y="17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cm" svg:height="1.5cm" svg:x="17.7cm" svg:y="13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8cm" svg:height="1.8cm" svg:x="11.1cm" svg:y="15.4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1" draw:text-style-name="P1" draw:layer="layout" svg:width="18.999cm" svg:height="18.675cm" svg:x="1.3cm" svg:y="1.125cm">
          <draw:image xlink:href="Pictures/100002010000058000000568B14D9DB9.png" xlink:type="simple" xlink:show="embed" xlink:actuate="onLoad">
            <text:p/>
          </draw:image>
        </draw:frame>
        <draw:custom-shape draw:style-name="gr4" draw:text-style-name="P1" draw:layer="layout" svg:width="1.6cm" svg:height="1.5cm" svg:x="17.701cm" svg:y="13.3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1.7cm" svg:x="13.4cm" svg:y="15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1.7cm" svg:x="15.6cm" svg:y="17.5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frame draw:style-name="gr1" draw:text-style-name="P1" draw:layer="layout" svg:width="18.999cm" svg:height="18.675cm" svg:x="1.301cm" svg:y="1.126cm">
          <draw:image xlink:href="Pictures/100002010000058000000568B14D9DB9.png" xlink:type="simple" xlink:show="embed" xlink:actuate="onLoad">
            <text:p/>
          </draw:image>
        </draw:frame>
        <draw:custom-shape draw:style-name="gr4" draw:text-style-name="P1" draw:layer="layout" svg:width="1.6cm" svg:height="1.5cm" svg:x="13.5cm" svg:y="15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1.7cm" svg:x="15.5cm" svg:y="11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1.7cm" svg:x="17.7cm" svg:y="17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1.7cm" svg:x="9.2cm" svg:y="17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1.7cm" svg:x="17.8cm" svg:y="13.2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frame draw:style-name="gr1" draw:text-style-name="P1" draw:layer="layout" svg:width="18.999cm" svg:height="18.675cm" svg:x="1.301cm" svg:y="1.126cm">
          <draw:image xlink:href="Pictures/100002010000058000000568B14D9DB9.png" xlink:type="simple" xlink:show="embed" xlink:actuate="onLoad">
            <text:p/>
          </draw:image>
        </draw:frame>
        <draw:custom-shape draw:style-name="gr5" draw:text-style-name="P1" draw:layer="Layout" svg:width="1.6cm" svg:height="1.5cm" svg:x="15.6cm" svg:y="11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cm" svg:height="1.7cm" svg:x="13.5cm" svg:y="6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cm" svg:height="1.7cm" svg:x="13.5cm" svg:y="15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cm" svg:height="1.7cm" svg:x="11.4cm" svg:y="13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cm" svg:height="1.7cm" svg:x="17.6cm" svg:y="6.9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frame draw:style-name="gr1" draw:text-style-name="P1" draw:layer="layout" svg:width="18.999cm" svg:height="18.675cm" svg:x="1.301cm" svg:y="1.126cm">
          <draw:image xlink:href="Pictures/100002010000058000000568B14D9DB9.png" xlink:type="simple" xlink:show="embed" xlink:actuate="onLoad">
            <text:p/>
          </draw:image>
        </draw:frame>
        <draw:custom-shape draw:style-name="gr5" draw:text-style-name="P1" draw:layer="Layout" svg:width="1.6cm" svg:height="1.5cm" svg:x="17.9cm" svg:y="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cm" svg:height="1.7cm" svg:x="15.5cm" svg:y="11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cm" svg:height="1.7cm" svg:x="13.4cm" svg:y="4.7cm">
          <text:p/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frame draw:style-name="gr1" draw:text-style-name="P1" draw:layer="layout" svg:width="18.999cm" svg:height="18.675cm" svg:x="1.301cm" svg:y="1.126cm">
          <draw:image xlink:href="Pictures/100002010000058000000568B14D9DB9.png" xlink:type="simple" xlink:show="embed" xlink:actuate="onLoad">
            <text:p/>
          </draw:image>
        </draw:frame>
        <draw:custom-shape draw:style-name="gr5" draw:text-style-name="P1" draw:layer="Layout" svg:width="1.6cm" svg:height="1.5cm" svg:x="13.5cm" svg:y="4.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cm" svg:height="1.7cm" svg:x="17.5cm" svg:y="6.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cm" svg:height="1.7cm" svg:x="9.3cm" svg:y="6.7cm">
          <text:p/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Default">
        <draw:frame draw:style-name="gr1" draw:text-style-name="P1" draw:layer="layout" svg:width="18.999cm" svg:height="18.675cm" svg:x="1.301cm" svg:y="1.126cm">
          <draw:image xlink:href="Pictures/100002010000058000000568B14D9DB9.png" xlink:type="simple" xlink:show="embed" xlink:actuate="onLoad">
            <text:p/>
          </draw:image>
        </draw:frame>
        <draw:custom-shape draw:style-name="gr5" draw:text-style-name="P1" draw:layer="Layout" svg:width="1.6cm" svg:height="1.5cm" svg:x="9.4cm" svg:y="6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cm" svg:height="1.7cm" svg:x="11.2cm" svg:y="2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cm" svg:height="1.7cm" svg:x="13.1cm" svg:y="4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1.7cm" svg:x="4.7cm" svg:y="9.2cm">
          <text:p/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Default">
        <draw:frame draw:style-name="gr1" draw:text-style-name="P1" draw:layer="layout" svg:width="18.999cm" svg:height="18.675cm" svg:x="1.301cm" svg:y="1.126cm">
          <draw:image xlink:href="Pictures/100002010000058000000568B14D9DB9.png" xlink:type="simple" xlink:show="embed" xlink:actuate="onLoad">
            <text:p/>
          </draw:image>
        </draw:frame>
        <draw:custom-shape draw:style-name="gr5" draw:text-style-name="P1" draw:layer="Layout" svg:width="1.6cm" svg:height="1.5cm" svg:x="11.4cm" svg:y="2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cm" svg:height="1.7cm" svg:x="9.1cm" svg:y="6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cm" svg:height="1.7cm" svg:x="13.3cm" svg:y="6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cm" svg:height="1.7cm" svg:x="15.6cm" svg:y="4.7cm">
          <text:p/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Default">
        <draw:frame draw:style-name="gr1" draw:text-style-name="P1" draw:layer="layout" svg:width="18.999cm" svg:height="18.675cm" svg:x="1.301cm" svg:y="1.126cm">
          <draw:image xlink:href="Pictures/100002010000058000000568B14D9DB9.png" xlink:type="simple" xlink:show="embed" xlink:actuate="onLoad">
            <text:p/>
          </draw:image>
        </draw:frame>
        <draw:custom-shape draw:style-name="gr5" draw:text-style-name="P1" draw:layer="Layout" svg:width="1.6cm" svg:height="1.5cm" svg:x="15.9cm" svg:y="4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cm" svg:height="1.7cm" svg:x="11.4cm" svg:y="2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cm" svg:height="1.7cm" svg:x="11.2cm" svg:y="6.8cm">
          <text:p/>
          <draw:enhanced-geometry svg:viewBox="0 0 21600 21600" draw:type="rectangle" draw:enhanced-path="M 0 0 L 21600 0 21600 21600 0 21600 0 0 Z N"/>
        </draw:custom-shape>
      </draw:page>
      <draw:page draw:name="page10" draw:style-name="dp1" draw:master-page-name="Default">
        <draw:frame draw:style-name="gr1" draw:text-style-name="P1" draw:layer="layout" svg:width="18.999cm" svg:height="18.675cm" svg:x="1.301cm" svg:y="1.126cm">
          <draw:image xlink:href="Pictures/100002010000058000000568B14D9DB9.png" xlink:type="simple" xlink:show="embed" xlink:actuate="onLoad">
            <text:p/>
          </draw:image>
        </draw:frame>
        <draw:custom-shape draw:style-name="gr5" draw:text-style-name="P1" draw:layer="Layout" svg:width="1.6cm" svg:height="1.5cm" svg:x="11.5cm" svg:y="6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cm" svg:height="1.7cm" svg:x="15.4cm" svg:y="4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cm" svg:height="1.7cm" svg:x="13.5cm" svg:y="2.6cm">
          <text:p/>
          <draw:enhanced-geometry svg:viewBox="0 0 21600 21600" draw:type="rectangle" draw:enhanced-path="M 0 0 L 21600 0 21600 21600 0 21600 0 0 Z N"/>
        </draw:custom-shape>
      </draw:page>
      <draw:page draw:name="page11" draw:style-name="dp1" draw:master-page-name="Default">
        <draw:frame draw:style-name="gr1" draw:text-style-name="P1" draw:layer="layout" svg:width="18.999cm" svg:height="18.675cm" svg:x="1.301cm" svg:y="1.126cm">
          <draw:image xlink:href="Pictures/100002010000058000000568B14D9DB9.png" xlink:type="simple" xlink:show="embed" xlink:actuate="onLoad">
            <text:p/>
          </draw:image>
        </draw:frame>
        <draw:custom-shape draw:style-name="gr5" draw:text-style-name="P1" draw:layer="Layout" svg:width="1.6cm" svg:height="1.5cm" svg:x="13.6cm" svg:y="2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cm" svg:height="1.7cm" svg:x="15.6cm" svg:y="6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cm" svg:height="1.7cm" svg:x="11.3cm" svg:y="6.7cm">
          <text:p/>
          <draw:enhanced-geometry svg:viewBox="0 0 21600 21600" draw:type="rectangle" draw:enhanced-path="M 0 0 L 21600 0 21600 21600 0 21600 0 0 Z N"/>
        </draw:custom-shape>
      </draw:page>
      <draw:page draw:name="page12" draw:style-name="dp1" draw:master-page-name="Default">
        <draw:frame draw:style-name="gr1" draw:text-style-name="P1" draw:layer="layout" svg:width="18.999cm" svg:height="18.675cm" svg:x="1.301cm" svg:y="1.126cm">
          <draw:image xlink:href="Pictures/100002010000058000000568B14D9DB9.png" xlink:type="simple" xlink:show="embed" xlink:actuate="onLoad">
            <text:p/>
          </draw:image>
        </draw:frame>
        <draw:custom-shape draw:style-name="gr5" draw:text-style-name="P1" draw:layer="Layout" svg:width="1.6cm" svg:height="1.5cm" svg:x="15.7cm" svg:y="6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cm" svg:height="1.7cm" svg:x="13.3cm" svg:y="2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cm" svg:height="1.7cm" svg:x="11.2cm" svg:y="4.6cm">
          <text:p/>
          <draw:enhanced-geometry svg:viewBox="0 0 21600 21600" draw:type="rectangle" draw:enhanced-path="M 0 0 L 21600 0 21600 21600 0 21600 0 0 Z N"/>
        </draw:custom-shape>
      </draw:page>
      <draw:page draw:name="page13" draw:style-name="dp1" draw:master-page-name="Default">
        <draw:frame draw:style-name="gr1" draw:text-style-name="P1" draw:layer="layout" svg:width="18.999cm" svg:height="18.675cm" svg:x="1.301cm" svg:y="1.126cm">
          <draw:image xlink:href="Pictures/100002010000058000000568B14D9DB9.png" xlink:type="simple" xlink:show="embed" xlink:actuate="onLoad">
            <text:p/>
          </draw:image>
        </draw:frame>
        <draw:custom-shape draw:style-name="gr5" draw:text-style-name="P1" draw:layer="Layout" svg:width="1.6cm" svg:height="1.5cm" svg:x="11.4cm" svg:y="4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cm" svg:height="1.7cm" svg:x="7cm" svg:y="6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cm" svg:height="1.7cm" svg:x="15.5cm" svg:y="6.8cm">
          <text:p/>
          <draw:enhanced-geometry svg:viewBox="0 0 21600 21600" draw:type="rectangle" draw:enhanced-path="M 0 0 L 21600 0 21600 21600 0 21600 0 0 Z N"/>
        </draw:custom-shape>
      </draw:page>
      <draw:page draw:name="page14" draw:style-name="dp1" draw:master-page-name="Default">
        <draw:frame draw:style-name="gr1" draw:text-style-name="P1" draw:layer="layout" svg:width="18.999cm" svg:height="18.675cm" svg:x="1.301cm" svg:y="1.126cm">
          <draw:image xlink:href="Pictures/100002010000058000000568B14D9DB9.png" xlink:type="simple" xlink:show="embed" xlink:actuate="onLoad">
            <text:p/>
          </draw:image>
        </draw:frame>
        <draw:custom-shape draw:style-name="gr5" draw:text-style-name="P1" draw:layer="Layout" svg:width="1.6cm" svg:height="1.5cm" svg:x="7.1cm" svg:y="6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cm" svg:height="1.7cm" svg:x="4.7cm" svg:y="2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cm" svg:height="1.7cm" svg:x="4.8cm" svg:y="11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cm" svg:height="1.7cm" svg:x="11.2cm" svg:y="4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1.7cm" svg:x="2.7cm" svg:y="9.1cm">
          <text:p/>
          <draw:enhanced-geometry svg:viewBox="0 0 21600 21600" draw:type="rectangle" draw:enhanced-path="M 0 0 L 21600 0 21600 21600 0 21600 0 0 Z N"/>
        </draw:custom-shape>
      </draw:page>
      <draw:page draw:name="page15" draw:style-name="dp1" draw:master-page-name="Default">
        <draw:frame draw:style-name="gr1" draw:text-style-name="P1" draw:layer="layout" svg:width="18.999cm" svg:height="18.675cm" svg:x="1.301cm" svg:y="1.126cm">
          <draw:image xlink:href="Pictures/100002010000058000000568B14D9DB9.png" xlink:type="simple" xlink:show="embed" xlink:actuate="onLoad">
            <text:p/>
          </draw:image>
        </draw:frame>
        <draw:custom-shape draw:style-name="gr5" draw:text-style-name="P1" draw:layer="Layout" svg:width="1.6cm" svg:height="1.5cm" svg:x="3cm" svg:y="9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cm" svg:height="1.7cm" svg:x="6.9cm" svg:y="6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cm" svg:height="1.7cm" svg:x="4.8cm" svg:y="13.3cm">
          <text:p/>
          <draw:enhanced-geometry svg:viewBox="0 0 21600 21600" draw:type="rectangle" draw:enhanced-path="M 0 0 L 21600 0 21600 21600 0 21600 0 0 Z N"/>
        </draw:custom-shape>
      </draw:page>
      <draw:page draw:name="page16" draw:style-name="dp1" draw:master-page-name="Default">
        <draw:frame draw:style-name="gr1" draw:text-style-name="P1" draw:layer="layout" svg:width="18.999cm" svg:height="18.675cm" svg:x="1.301cm" svg:y="1.126cm">
          <draw:image xlink:href="Pictures/100002010000058000000568B14D9DB9.png" xlink:type="simple" xlink:show="embed" xlink:actuate="onLoad">
            <text:p/>
          </draw:image>
        </draw:frame>
        <draw:custom-shape draw:style-name="gr5" draw:text-style-name="P1" draw:layer="Layout" svg:width="1.6cm" svg:height="1.5cm" svg:x="4.9cm" svg:y="13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cm" svg:height="1.7cm" svg:x="2.7cm" svg:y="9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cm" svg:height="1.7cm" svg:x="9.3cm" svg:y="15.4cm">
          <text:p/>
          <draw:enhanced-geometry svg:viewBox="0 0 21600 21600" draw:type="rectangle" draw:enhanced-path="M 0 0 L 21600 0 21600 21600 0 21600 0 0 Z N"/>
        </draw:custom-shape>
      </draw:page>
      <draw:page draw:name="page17" draw:style-name="dp1" draw:master-page-name="Default">
        <draw:frame draw:style-name="gr1" draw:text-style-name="P1" draw:layer="layout" svg:width="18.999cm" svg:height="18.675cm" svg:x="1.301cm" svg:y="1.126cm">
          <draw:image xlink:href="Pictures/100002010000058000000568B14D9DB9.png" xlink:type="simple" xlink:show="embed" xlink:actuate="onLoad">
            <text:p/>
          </draw:image>
        </draw:frame>
        <draw:custom-shape draw:style-name="gr5" draw:text-style-name="P1" draw:layer="Layout" svg:width="1.6cm" svg:height="1.5cm" svg:x="9.4cm" svg:y="15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cm" svg:height="1.7cm" svg:x="5cm" svg:y="13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cm" svg:height="1.7cm" svg:x="4.8cm" svg:y="17.6cm">
          <text:p/>
          <draw:enhanced-geometry svg:viewBox="0 0 21600 21600" draw:type="rectangle" draw:enhanced-path="M 0 0 L 21600 0 21600 21600 0 21600 0 0 Z N"/>
        </draw:custom-shape>
      </draw:page>
      <draw:page draw:name="page18" draw:style-name="dp1" draw:master-page-name="Default">
        <draw:frame draw:style-name="gr1" draw:text-style-name="P1" draw:layer="layout" svg:width="18.999cm" svg:height="18.675cm" svg:x="1.301cm" svg:y="1.126cm">
          <draw:image xlink:href="Pictures/100002010000058000000568B14D9DB9.png" xlink:type="simple" xlink:show="embed" xlink:actuate="onLoad">
            <text:p/>
          </draw:image>
        </draw:frame>
        <draw:custom-shape draw:style-name="gr5" draw:text-style-name="P1" draw:layer="Layout" svg:width="1.6cm" svg:height="1.5cm" svg:x="9.4cm" svg:y="15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cm" svg:height="1.7cm" svg:x="5cm" svg:y="13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cm" svg:height="1.7cm" svg:x="4.8cm" svg:y="17.6cm">
          <text:p/>
          <draw:enhanced-geometry svg:viewBox="0 0 21600 21600" draw:type="rectangle" draw:enhanced-path="M 0 0 L 21600 0 21600 21600 0 21600 0 0 Z N"/>
        </draw:custom-shape>
      </draw:page>
      <draw:page draw:name="page19" draw:style-name="dp1" draw:master-page-name="Default">
        <draw:frame draw:style-name="gr1" draw:text-style-name="P1" draw:layer="layout" svg:width="18.999cm" svg:height="18.675cm" svg:x="1.301cm" svg:y="1.126cm">
          <draw:image xlink:href="Pictures/100002010000058000000568B14D9DB9.png" xlink:type="simple" xlink:show="embed" xlink:actuate="onLoad">
            <text:p/>
          </draw:image>
        </draw:frame>
        <draw:custom-shape draw:style-name="gr5" draw:text-style-name="P1" draw:layer="Layout" svg:width="1.6cm" svg:height="1.5cm" svg:x="5cm" svg:y="17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cm" svg:height="1.7cm" svg:x="9.1cm" svg:y="15.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inz3r </meta:initial-creator>
    <meta:creation-date>2016-06-16T13:27:56.820219700</meta:creation-date>
    <dc:date>2016-06-16T14:12:42.345550728</dc:date>
    <dc:creator>winz3r </dc:creator>
    <meta:editing-duration>P0D</meta:editing-duration>
    <meta:editing-cycles>1</meta:editing-cycles>
    <meta:generator>LibreOffice/4.2.8.2$Linux_X86_64 LibreOffice_project/420m0$Build-2</meta:generator>
    <meta:document-statistic meta:object-count="83"/>
  </office:meta>
</office:document-meta>
</file>